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1a55" officeooo:paragraph-rsid="00191a55"/>
    </style:style>
    <style:style style:name="P2" style:family="paragraph" style:parent-style-name="Standard" style:master-page-name="">
      <loext:graphic-properties draw:fill="none"/>
      <style:paragraph-properties fo:margin-left="-0.9cm" fo:margin-right="0cm" fo:text-indent="0cm" style:auto-text-indent="false" style:page-number="auto" fo:background-color="transparent"/>
      <style:text-properties officeooo:rsid="00191a55" officeooo:paragraph-rsid="00191a55"/>
    </style:style>
    <style:style style:name="P3" style:family="paragraph" style:parent-style-name="Standard">
      <style:text-properties fo:font-size="15pt" fo:font-weight="bold" officeooo:rsid="00191a55" officeooo:paragraph-rsid="00191a55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officeooo:rsid="00191a55" officeooo:paragraph-rsid="00191a55"/>
    </style:style>
    <style:style style:name="P5" style:family="paragraph" style:parent-style-name="Standard" style:list-style-name="L2">
      <loext:graphic-properties draw:fill="none"/>
      <style:paragraph-properties fo:background-color="transparent"/>
      <style:text-properties officeooo:rsid="00191a55" officeooo:paragraph-rsid="00191a55"/>
    </style:style>
    <style:style style:name="P6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officeooo:paragraph-rsid="00191a55"/>
    </style:style>
    <style:style style:name="P7" style:family="paragraph" style:parent-style-name="Standard" style:list-style-name="L2">
      <loext:graphic-properties draw:fill="none"/>
      <style:paragraph-properties fo:background-color="transparent"/>
      <style:text-properties fo:language="ru" fo:country="RU" officeooo:rsid="00191a55" officeooo:paragraph-rsid="00191a55"/>
    </style:style>
    <style:style style:name="P8" style:family="paragraph" style:parent-style-name="Standard" style:list-style-name="L2">
      <loext:graphic-properties draw:fill="none"/>
      <style:paragraph-properties fo:background-color="transparent"/>
      <style:text-properties fo:language="ru" fo:country="RU" officeooo:rsid="001a0b0f" officeooo:paragraph-rsid="001a0b0f"/>
    </style:style>
    <style:style style:name="P9" style:family="paragraph" style:parent-style-name="Standard" style:list-style-name="L2">
      <loext:graphic-properties draw:fill="none"/>
      <style:paragraph-properties fo:background-color="transparent"/>
      <style:text-properties fo:language="ru" fo:country="RU" officeooo:rsid="001bc659" officeooo:paragraph-rsid="001bc659"/>
    </style:style>
    <style:style style:name="T1" style:family="text">
      <style:text-properties officeooo:rsid="00191a55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91a55"/>
    </style:style>
    <style:style style:name="T4" style:family="text">
      <style:text-properties fo:language="ru" fo:country="RU" officeooo:rsid="001a0b0f"/>
    </style:style>
    <style:style style:name="T5" style:family="text">
      <style:text-properties officeooo:rsid="001f3e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0.01.2022</text:p>
      <text:p text:style-name="P1"><text:tab/></text:p>
      <text:p text:style-name="P2"><text:tab/>Итак, :</text:p>
      <text:list xml:id="list3975864718" text:style-name="L1">
        <text:list-item>
          <text:p text:style-name="P4">20 лет;</text:p>
        </text:list-item>
      </text:list>
      <text:list xml:id="list1985738339" text:style-name="L2">
        <text:list-item>
          <text:p text:style-name="P6"><text:span text:style-name="T1">Профессии </text:span><text:span text:style-name="T3">нет, буквально месяц назад отчислился со 2 курса вуза(учился на направлении прикладная информатика, но не сдал предмет, а переводиться куда-то не хотелось, т к нравится именно эта профессия). Деньги получаю </text:span><text:span text:style-name="T4">халтурами</text:span><text:span text:style-name="T3"> и со своей пасеки;</text:span></text:p>
        </text:list-item>
        <text:list-item>
          <text:p text:style-name="P7">Программистом решил стать по очень простой причине — насмотрелся фильмов по типу «Социальная сеть», а т к у меня способности и интерес к математике, то выбор был очевиден. Фронтендом заинтересовался месяца 2 назад, понравлось, что свою работу ты можешь выложить в сеть и ее СРАЗУ все увидят;</text:p>
        </text:list-item>
        <text:list-item>
          <text:p text:style-name="P7">Пытался освоить Java много раз, но по учебнику заниматься сложно. Решил попробовать сменить вектор на фронтенд и тут меня затянуло, но все время приходилось пинать себя, из — за нечетких задач и перспектив. Именно поэтому записался на ПФМ, здесь будут четкие задачи и коммьюнити, которое делает тоже, что и ты;</text:p>
        </text:list-item>
        <text:list-item>
          <text:p text:style-name="P5"><text:span text:style-name="T2">70% что уйду в апреле-мае в армию, чего очень не хочется. Если не уйду, то только 1 может мне помешать — моя </text:span><text:span text:style-name="T4">незаинтересованность</text:span><text:span text:style-name="T2">.</text:span></text:p>
        </text:list-item>
        <text:list-item>
          <text:p text:style-name="P7">Буду делать так, как могу, в итоге все равно это лучше, чем ничего не делать;</text:p>
        </text:list-item>
        <text:list-item>
          <text:p text:style-name="P8">Зная себя, только если мне это действительно нравится, я дойду до конца;</text:p>
        </text:list-item>
        <text:list-item>
          <text:p text:style-name="P8">Хотел бы работать в маленькой — средней компании джуниором, главное, чтобы на работе у меня было понимание, что я делаю что-то существенное, а не клипать сайты для казино или порнушников.</text:p>
        </text:list-item>
        <text:list-item>
          <text:p text:style-name="P8">Делать интересные мне проекты, по типу trendingview </text:p>
        </text:list-item>
        <text:list-item>
          <text:p text:style-name="P8">~670$;</text:p>
        </text:list-item>
        <text:list-item>
          <text:p text:style-name="P8">20% отложу, как и всегда. Заправлю машину «до полного».</text:p>
        </text:list-item>
        <text:list-item>
          <text:p text:style-name="P9">Ой, тут сложно, скорее всего, либо решать задачи на работе, если на работе все будет уже отдаженно, и нового мне ничего не надо будет, то поменяю место работы. Также полюбому буду делать свои собственные проекты;</text:p>
        </text:list-item>
        <text:list-item>
          <text:p text:style-name="P9"><text:span text:style-name="T5">Мою жизнь новая профессия точно и</text:span>зменит. <text:span text:style-name="T5">Как минимум, это будет моя первая интеллектуальная работа. Также б</text:span>уду стермиться либо работать на удаленке, либо искать работу в других городах чтобы попутешествовать. Мой родной Ростов-на-Дону — протсо отвратительный город. Конечно, хорошо, там, где нас нет, НО побывав в других местах, я либо изменю мнение о своем городе, либо окончательно убежусь в его внешней отвратительности. Ладно, я и так знаю, что в других местах намного лучше. - Тверь, Казань, как минимум. Хочется жить там, где дороги ровные, а зимой не падает метр снега, который через 2 дня полностью растает;</text:p>
        </text:list-item>
      </text:list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228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5:27:46.611700403</meta:creation-date>
    <dc:date>2022-01-10T16:12:27.464238488</dc:date>
    <meta:editing-duration>PT5M27S</meta:editing-duration>
    <meta:editing-cycles>3</meta:editing-cycles>
    <meta:generator>LibreOffice/7.2.4.1$Linux_X86_64 LibreOffice_project/b8e68b5bf61ce56d972a163ea31a18aecdcd64cd</meta:generator>
    <meta:document-statistic meta:table-count="0" meta:image-count="0" meta:object-count="0" meta:page-count="1" meta:paragraph-count="17" meta:word-count="373" meta:character-count="2292" meta:non-whitespace-character-count="1938"/>
  </office:meta>
</office:document-meta>
</file>